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family-generic="modern" style:font-pitch="fixed"/>
    <style:font-face style:name="apple-system" svg:font-family="apple-system, BlinkMacSystemFont, 'Segoe UI', system-ui, 'Apple Color Emoji', 'Segoe UI Emoji', 'Segoe UI Web', sans-serif"/>
  </office:font-face-decls>
  <office:automatic-styles>
    <style:style style:name="P1" style:family="paragraph" style:parent-style-name="Text_20_body">
      <style:paragraph-properties style:writing-mode="lr-tb"/>
      <style:text-properties style:use-window-font-color="true" loext:opacity="0%" style:font-name="apple-system" fo:font-size="10.5pt"/>
    </style:style>
    <style:style style:name="P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use-window-font-color="true" loext:opacity="0%" officeooo:rsid="001e1aa1" officeooo:paragraph-rsid="00277ca0"/>
    </style:style>
    <style:style style:name="P3" style:family="paragraph" style:parent-style-name="Standard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28105b" officeooo:paragraph-rsid="002e7cda"/>
    </style:style>
    <style:style style:name="P4" style:family="paragraph" style:parent-style-name="Standard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style:font-name="Noto Mono" fo:font-style="normal" officeooo:rsid="0037a788" officeooo:paragraph-rsid="0028105b" style:font-style-asian="normal" style:font-style-complex="normal"/>
    </style:style>
    <style:style style:name="P5" style:family="paragraph" style:parent-style-name="Standard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style:font-name="Noto Mono" fo:font-style="normal" officeooo:rsid="005b5384" officeooo:paragraph-rsid="008e9af8" fo:background-color="transparent" style:font-style-asian="normal" style:font-style-complex="normal"/>
    </style:style>
    <style:style style:name="P6" style:family="paragraph" style:parent-style-name="Standard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fo:font-style="italic" officeooo:rsid="0028105b" officeooo:paragraph-rsid="0028105b" style:font-style-asian="italic" style:font-style-complex="italic"/>
    </style:style>
    <style:style style:name="P7" style:family="paragraph" style:parent-style-name="Standard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fo:font-style="italic" officeooo:rsid="0028105b" officeooo:paragraph-rsid="0037a788" style:font-style-asian="italic" style:font-style-complex="italic"/>
    </style:style>
    <style:style style:name="P8" style:family="paragraph" style:parent-style-name="Standard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fo:font-style="italic" officeooo:rsid="0037a788" officeooo:paragraph-rsid="00501e5d" style:font-style-asian="italic" style:font-style-complex="italic"/>
    </style:style>
    <style:style style:name="P9" style:family="paragraph" style:parent-style-name="Standard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fo:font-style="italic" officeooo:rsid="0037a788" officeooo:paragraph-rsid="0054a20b" style:font-style-asian="italic" style:font-style-complex="italic"/>
    </style:style>
    <style:style style:name="P10" style:family="paragraph" style:parent-style-name="Standard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fo:font-style="italic" officeooo:rsid="005b5384" officeooo:paragraph-rsid="006bba79" fo:background-color="transparent" style:font-style-asian="italic" style:font-style-complex="italic"/>
    </style:style>
    <style:style style:name="P1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use-window-font-color="true" loext:opacity="0%" officeooo:rsid="00334700" officeooo:paragraph-rsid="00334700"/>
    </style:style>
    <style:style style:name="P12" style:family="paragraph" style:parent-style-name="Standard">
      <style:paragraph-properties fo:margin-top="0cm" fo:margin-bottom="0cm" style:contextual-spacing="false" fo:line-height="150%" fo:text-align="start" style:justify-single-word="false" fo:break-before="page"/>
      <style:text-properties style:use-window-font-color="true" loext:opacity="0%" officeooo:rsid="00334700" officeooo:paragraph-rsid="00334700"/>
    </style:style>
    <style:style style:name="P1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use-window-font-color="true" loext:opacity="0%" officeooo:rsid="00334700" officeooo:paragraph-rsid="003fca83"/>
    </style:style>
    <style:style style:name="P14" style:family="paragraph" style:parent-style-name="Standard">
      <style:paragraph-properties fo:margin-top="0cm" fo:margin-bottom="0cm" style:contextual-spacing="false" fo:line-height="150%" fo:text-align="start" style:justify-single-word="false" fo:break-before="page"/>
      <style:text-properties style:use-window-font-color="true" loext:opacity="0%" officeooo:rsid="00334700" officeooo:paragraph-rsid="003fca83"/>
    </style:style>
    <style:style style:name="P15" style:family="paragraph" style:parent-style-name="Standard">
      <style:paragraph-properties fo:margin-top="0cm" fo:margin-bottom="0cm" style:contextual-spacing="false" fo:line-height="150%" fo:text-align="start" style:justify-single-word="false" fo:break-before="page"/>
      <style:text-properties style:use-window-font-color="true" loext:opacity="0%" officeooo:rsid="00334700" officeooo:paragraph-rsid="004754ae"/>
    </style:style>
    <style:style style:name="P16" style:family="paragraph" style:parent-style-name="Standard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4754ae" officeooo:paragraph-rsid="004754ae"/>
    </style:style>
    <style:style style:name="P17" style:family="paragraph" style:parent-style-name="Standard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322c4e" officeooo:paragraph-rsid="00322c4e"/>
    </style:style>
    <style:style style:name="P18" style:family="paragraph" style:parent-style-name="Standard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902ada" officeooo:paragraph-rsid="00902ada" fo:background-color="transparent"/>
    </style:style>
    <style:style style:name="P19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paragraph-rsid="001e1aa1"/>
    </style:style>
    <style:style style:name="P20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paragraph-rsid="002bcc6f"/>
    </style:style>
    <style:style style:name="P21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paragraph-rsid="00454a1e"/>
    </style:style>
    <style:style style:name="P22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paragraph-rsid="00334700"/>
    </style:style>
    <style:style style:name="P23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paragraph-rsid="004754ae"/>
    </style:style>
    <style:style style:name="P24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paragraph-rsid="0059c40a"/>
    </style:style>
    <style:style style:name="P25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paragraph-rsid="0042c207"/>
    </style:style>
    <style:style style:name="P26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246391" officeooo:paragraph-rsid="0024d52d"/>
    </style:style>
    <style:style style:name="P27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246391" officeooo:paragraph-rsid="00258e99"/>
    </style:style>
    <style:style style:name="P28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28105b" officeooo:paragraph-rsid="002e7cda"/>
    </style:style>
    <style:style style:name="P29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28105b" officeooo:paragraph-rsid="0028105b" style:font-style-asian="normal" style:font-style-complex="normal"/>
    </style:style>
    <style:style style:name="P30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334700" officeooo:paragraph-rsid="00334700" style:font-style-asian="normal" style:font-style-complex="normal"/>
    </style:style>
    <style:style style:name="P31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37a788" officeooo:paragraph-rsid="0037a788" style:font-style-asian="normal" style:font-style-complex="normal"/>
    </style:style>
    <style:style style:name="P32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4dd2d8" officeooo:paragraph-rsid="004dd2d8" style:font-style-asian="normal" style:font-style-complex="normal"/>
    </style:style>
    <style:style style:name="P33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4dd2d8" officeooo:paragraph-rsid="004f6e85" style:font-style-asian="normal" style:font-style-complex="normal"/>
    </style:style>
    <style:style style:name="P34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5e7b95" officeooo:paragraph-rsid="005e7b95" style:font-style-asian="normal" style:font-style-complex="normal"/>
    </style:style>
    <style:style style:name="P35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5e7b95" officeooo:paragraph-rsid="00936a74" style:font-style-asian="normal" style:font-style-complex="normal"/>
    </style:style>
    <style:style style:name="P36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615123" officeooo:paragraph-rsid="00615123" style:font-style-asian="normal" style:font-style-complex="normal"/>
    </style:style>
    <style:style style:name="P37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615123" officeooo:paragraph-rsid="00639218" style:font-style-asian="normal" style:font-style-complex="normal"/>
    </style:style>
    <style:style style:name="P38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639218" officeooo:paragraph-rsid="00639218" style:font-style-asian="normal" style:font-style-complex="normal"/>
    </style:style>
    <style:style style:name="P39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639218" officeooo:paragraph-rsid="00642be2" style:font-style-asian="normal" style:font-style-complex="normal"/>
    </style:style>
    <style:style style:name="P40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6bba79" officeooo:paragraph-rsid="008809dc" style:font-style-asian="normal" style:font-style-complex="normal"/>
    </style:style>
    <style:style style:name="P41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8809dc" officeooo:paragraph-rsid="008809dc" style:font-style-asian="normal" style:font-style-complex="normal"/>
    </style:style>
    <style:style style:name="P42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88ffcd" officeooo:paragraph-rsid="0088ffcd" style:font-style-asian="normal" style:font-style-complex="normal"/>
    </style:style>
    <style:style style:name="P43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8bb8da" officeooo:paragraph-rsid="008bb8da" style:font-style-asian="normal" style:font-style-complex="normal"/>
    </style:style>
    <style:style style:name="P44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660293" officeooo:paragraph-rsid="008c886d" style:font-style-asian="normal" style:font-style-complex="normal"/>
    </style:style>
    <style:style style:name="P45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660293" officeooo:paragraph-rsid="00660293" style:font-style-asian="normal" style:font-style-complex="normal"/>
    </style:style>
    <style:style style:name="P46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8c886d" officeooo:paragraph-rsid="008c886d" style:font-style-asian="normal" style:font-style-complex="normal"/>
    </style:style>
    <style:style style:name="P47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5e7b95" officeooo:paragraph-rsid="005e7b95" fo:background-color="transparent" style:font-style-asian="normal" style:font-style-complex="normal"/>
    </style:style>
    <style:style style:name="P48" style:family="paragraph" style:parent-style-name="Standard" style:list-style-name="L1">
      <loext:graphic-properties draw:fill="none" draw:fill-color="#ffffff" draw:opacity="100%"/>
      <style:paragraph-properties fo:margin-top="0.201cm" fo:margin-bottom="0.201cm" style:contextual-spacing="false" fo:line-height="150%" fo:text-align="justify" style:justify-single-word="false" fo:background-color="transparent"/>
      <style:text-properties style:use-window-font-color="true" loext:opacity="0%" fo:font-style="normal" officeooo:rsid="005e7b95" officeooo:paragraph-rsid="0083fddc" fo:background-color="transparent" style:font-style-asian="normal" style:font-style-complex="normal"/>
    </style:style>
    <style:style style:name="P49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5e7b95" officeooo:paragraph-rsid="00831273" fo:background-color="transparent" style:font-style-asian="normal" style:font-style-complex="normal"/>
    </style:style>
    <style:style style:name="P50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fo:font-style="normal" officeooo:rsid="005e7b95" officeooo:paragraph-rsid="00936a74" fo:background-color="transparent" style:font-style-asian="normal" style:font-style-complex="normal"/>
    </style:style>
    <style:style style:name="P51" style:family="paragraph" style:parent-style-name="Standard" style:list-style-name="L1">
      <loext:graphic-properties draw:fill="none" draw:fill-color="#ffffff" draw:opacity="100%"/>
      <style:paragraph-properties fo:margin-top="0.201cm" fo:margin-bottom="0.201cm" style:contextual-spacing="false" fo:line-height="150%" fo:text-align="justify" style:justify-single-word="false" fo:background-color="transparent"/>
      <style:text-properties style:use-window-font-color="true" loext:opacity="0%" fo:font-style="normal" officeooo:rsid="005e7b95" officeooo:paragraph-rsid="00936a74" fo:background-color="transparent" style:font-style-asian="normal" style:font-style-complex="normal"/>
    </style:style>
    <style:style style:name="P52" style:family="paragraph" style:parent-style-name="Standard" style:list-style-name="L1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style:font-name="Noto Mono" fo:font-style="normal" officeooo:rsid="0037a788" officeooo:paragraph-rsid="0028105b" style:font-style-asian="normal" style:font-style-complex="normal"/>
    </style:style>
    <style:style style:name="P53" style:family="paragraph" style:parent-style-name="Standard" style:list-style-name="L1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style:font-name="Noto Mono" fo:font-style="normal" officeooo:rsid="0037a788" officeooo:paragraph-rsid="002f7c4d" style:font-style-asian="normal" style:font-style-complex="normal"/>
    </style:style>
    <style:style style:name="P54" style:family="paragraph" style:parent-style-name="Standard" style:list-style-name="L1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style:font-name="Noto Mono" fo:font-style="normal" officeooo:rsid="0037a788" officeooo:paragraph-rsid="0037a788" style:font-style-asian="normal" style:font-style-complex="normal"/>
    </style:style>
    <style:style style:name="P55" style:family="paragraph" style:parent-style-name="Standard" style:list-style-name="L1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style:font-name="Noto Mono" fo:font-style="normal" officeooo:rsid="0037a788" officeooo:paragraph-rsid="007527fc" style:font-style-asian="normal" style:font-style-complex="normal"/>
    </style:style>
    <style:style style:name="P56" style:family="paragraph" style:parent-style-name="Standard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style:font-name="Noto Mono" fo:font-style="normal" officeooo:rsid="0037a788" officeooo:paragraph-rsid="0028105b" style:font-style-asian="normal" style:font-style-complex="normal"/>
    </style:style>
    <style:style style:name="P57" style:family="paragraph" style:parent-style-name="Standard" style:list-style-name="L1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style:font-name="Noto Mono" fo:font-style="normal" officeooo:rsid="00979879" officeooo:paragraph-rsid="00979879" style:font-style-asian="normal" style:font-style-complex="normal"/>
    </style:style>
    <style:style style:name="P58" style:family="paragraph" style:parent-style-name="Standard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style:font-name="Noto Mono" fo:font-style="normal" officeooo:rsid="00979879" officeooo:paragraph-rsid="0098b052" style:font-style-asian="normal" style:font-style-complex="normal"/>
    </style:style>
    <style:style style:name="P59" style:family="paragraph" style:parent-style-name="Standard" style:list-style-name="L1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style:font-name="Noto Mono" fo:font-style="normal" officeooo:rsid="005b5384" officeooo:paragraph-rsid="005b5384" fo:background-color="transparent" style:font-style-asian="normal" style:font-style-complex="normal"/>
    </style:style>
    <style:style style:name="P60" style:family="paragraph" style:parent-style-name="Standard" style:list-style-name="L1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style:font-name="Noto Mono" fo:font-style="normal" officeooo:rsid="005b5384" officeooo:paragraph-rsid="00831273" fo:background-color="transparent" style:font-style-asian="normal" style:font-style-complex="normal"/>
    </style:style>
    <style:style style:name="P61" style:family="paragraph" style:parent-style-name="Standard" style:list-style-name="L1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style:font-name="Noto Mono" fo:font-style="normal" officeooo:rsid="005b5384" officeooo:paragraph-rsid="006bba79" fo:background-color="transparent" style:font-style-asian="normal" style:font-style-complex="normal"/>
    </style:style>
    <style:style style:name="P62" style:family="paragraph" style:parent-style-name="Standard" style:list-style-name="L1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style:font-name="Noto Mono" fo:font-style="normal" officeooo:rsid="005b5384" officeooo:paragraph-rsid="008e9af8" fo:background-color="transparent" style:font-style-asian="normal" style:font-style-complex="normal"/>
    </style:style>
    <style:style style:name="P63" style:family="paragraph" style:parent-style-name="Standard" style:list-style-name="L1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style:font-name="Noto Mono" fo:font-style="normal" officeooo:rsid="005b5384" officeooo:paragraph-rsid="00936a74" fo:background-color="transparent" style:font-style-asian="normal" style:font-style-complex="normal"/>
    </style:style>
    <style:style style:name="P64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322c4e" officeooo:paragraph-rsid="00322c4e"/>
    </style:style>
    <style:style style:name="P65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35b2ff" officeooo:paragraph-rsid="0035b2ff"/>
    </style:style>
    <style:style style:name="P66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35b2ff" officeooo:paragraph-rsid="0042c207"/>
    </style:style>
    <style:style style:name="P67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37368a" officeooo:paragraph-rsid="0037368a"/>
    </style:style>
    <style:style style:name="P68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37368a" officeooo:paragraph-rsid="0042c207"/>
    </style:style>
    <style:style style:name="P69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379b2e" officeooo:paragraph-rsid="00379b2e"/>
    </style:style>
    <style:style style:name="P70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379b2e" officeooo:paragraph-rsid="0042c207"/>
    </style:style>
    <style:style style:name="P71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37a788" officeooo:paragraph-rsid="0037a788"/>
    </style:style>
    <style:style style:name="P72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37a788" officeooo:paragraph-rsid="004754ae"/>
    </style:style>
    <style:style style:name="P73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37a788" officeooo:paragraph-rsid="0042c207"/>
    </style:style>
    <style:style style:name="P74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37f85d" officeooo:paragraph-rsid="0037f85d"/>
    </style:style>
    <style:style style:name="P75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3acb69" officeooo:paragraph-rsid="003dded2"/>
    </style:style>
    <style:style style:name="P76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4dd2d8" officeooo:paragraph-rsid="0081a236"/>
    </style:style>
    <style:style style:name="P77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4dd2d8" officeooo:paragraph-rsid="004dd2d8"/>
    </style:style>
    <style:style style:name="P78" style:family="paragraph" style:parent-style-name="Standard" style:list-style-name="L1">
      <style:paragraph-properties fo:margin-left="3.752cm" fo:margin-right="0cm" fo:margin-top="0cm" fo:margin-bottom="0cm" style:contextual-spacing="false" fo:line-height="115%" fo:text-align="justify" style:justify-single-word="false" fo:text-indent="0cm" style:auto-text-indent="false"/>
      <style:text-properties style:use-window-font-color="true" loext:opacity="0%" fo:font-style="italic" officeooo:rsid="0037a788" officeooo:paragraph-rsid="0070bf1a" style:font-style-asian="italic" style:font-style-complex="italic"/>
    </style:style>
    <style:style style:name="P79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5b5384" officeooo:paragraph-rsid="005b5384"/>
    </style:style>
    <style:style style:name="P80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5e7b95" officeooo:paragraph-rsid="005e7b95"/>
    </style:style>
    <style:style style:name="P81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5e7b95" officeooo:paragraph-rsid="00936a74"/>
    </style:style>
    <style:style style:name="P82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5f9b67" officeooo:paragraph-rsid="005f9b67"/>
    </style:style>
    <style:style style:name="P83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615123" officeooo:paragraph-rsid="00615123"/>
    </style:style>
    <style:style style:name="P84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46e45d" officeooo:paragraph-rsid="008e9af8" fo:background-color="transparent"/>
    </style:style>
    <style:style style:name="P85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936a74" officeooo:paragraph-rsid="00936a74" fo:background-color="transparent"/>
    </style:style>
    <style:style style:name="P86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902ada" officeooo:paragraph-rsid="00902ada" fo:background-color="transparent"/>
    </style:style>
    <style:style style:name="P87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officeooo:rsid="0090c2b7" officeooo:paragraph-rsid="0090c2b7" fo:background-color="transparent"/>
    </style:style>
    <style:style style:name="P88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officeooo:paragraph-rsid="0070bf1a"/>
    </style:style>
    <style:style style:name="P89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/>
      <style:text-properties officeooo:paragraph-rsid="0054b380"/>
    </style:style>
    <style:style style:name="T1" style:family="text">
      <style:text-properties officeooo:rsid="001e1aa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e1aa1" style:font-style-asian="italic" style:font-style-complex="italic"/>
    </style:style>
    <style:style style:name="T4" style:family="text">
      <style:text-properties fo:font-style="italic" officeooo:rsid="0024d52d" style:font-style-asian="italic" style:font-style-complex="italic"/>
    </style:style>
    <style:style style:name="T5" style:family="text">
      <style:text-properties fo:font-style="italic" officeooo:rsid="0028105b" style:font-style-asian="italic" style:font-style-complex="italic"/>
    </style:style>
    <style:style style:name="T6" style:family="text">
      <style:text-properties fo:font-style="italic" officeooo:rsid="002e7cda" style:font-style-asian="italic" style:font-style-complex="italic"/>
    </style:style>
    <style:style style:name="T7" style:family="text">
      <style:text-properties fo:font-style="italic" officeooo:rsid="00334700" style:font-style-asian="italic" style:font-style-complex="italic"/>
    </style:style>
    <style:style style:name="T8" style:family="text">
      <style:text-properties fo:font-style="italic" officeooo:rsid="00322c4e" style:font-style-asian="italic" style:font-style-complex="italic"/>
    </style:style>
    <style:style style:name="T9" style:family="text">
      <style:text-properties fo:font-style="italic" officeooo:rsid="0037a788" style:font-style-asian="italic" style:font-style-complex="italic"/>
    </style:style>
    <style:style style:name="T10" style:family="text">
      <style:text-properties fo:font-style="italic" officeooo:rsid="003dded2" style:font-style-asian="italic" style:font-style-complex="italic"/>
    </style:style>
    <style:style style:name="T11" style:family="text">
      <style:text-properties fo:font-style="italic" officeooo:rsid="00435b5a" style:font-style-asian="italic" style:font-style-complex="italic"/>
    </style:style>
    <style:style style:name="T12" style:family="text">
      <style:text-properties fo:font-style="italic" officeooo:rsid="00469469" style:font-style-asian="italic" style:font-style-complex="italic"/>
    </style:style>
    <style:style style:name="T13" style:family="text">
      <style:text-properties fo:font-style="italic" officeooo:rsid="0048dfe2" style:font-style-asian="italic" style:font-style-complex="italic"/>
    </style:style>
    <style:style style:name="T14" style:family="text">
      <style:text-properties fo:font-style="italic" officeooo:rsid="004f6e85" style:font-style-asian="italic" style:font-style-complex="italic"/>
    </style:style>
    <style:style style:name="T15" style:family="text">
      <style:text-properties fo:font-style="italic" officeooo:rsid="005810d0" style:font-style-asian="italic" style:font-style-complex="italic"/>
    </style:style>
    <style:style style:name="T16" style:family="text">
      <style:text-properties fo:font-style="italic" officeooo:rsid="005954a9" style:font-style-asian="italic" style:font-style-complex="italic"/>
    </style:style>
    <style:style style:name="T17" style:family="text">
      <style:text-properties fo:font-style="italic" officeooo:rsid="00831273" style:font-style-asian="italic" style:font-style-complex="italic"/>
    </style:style>
    <style:style style:name="T18" style:family="text">
      <style:text-properties fo:font-style="italic" officeooo:rsid="0083fddc" style:font-style-asian="italic" style:font-style-complex="italic"/>
    </style:style>
    <style:style style:name="T19" style:family="text">
      <style:text-properties fo:font-style="italic" officeooo:rsid="008c886d" style:font-style-asian="italic" style:font-style-complex="italic"/>
    </style:style>
    <style:style style:name="T20" style:family="text">
      <style:text-properties fo:font-style="italic" officeooo:rsid="008e9af8" style:font-style-asian="italic" style:font-style-complex="italic"/>
    </style:style>
    <style:style style:name="T21" style:family="text">
      <style:text-properties fo:font-style="italic" officeooo:rsid="00936a74" style:font-style-asian="italic" style:font-style-complex="italic"/>
    </style:style>
    <style:style style:name="T22" style:family="text">
      <style:text-properties fo:font-style="italic" fo:background-color="transparent" loext:char-shading-value="0" style:font-style-asian="italic" style:font-style-complex="italic"/>
    </style:style>
    <style:style style:name="T23" style:family="text">
      <style:text-properties fo:font-style="italic" officeooo:rsid="0054b380" fo:background-color="transparent" loext:char-shading-value="0" style:font-style-asian="italic" style:font-style-complex="italic"/>
    </style:style>
    <style:style style:name="T24" style:family="text">
      <style:text-properties fo:font-style="italic" officeooo:rsid="00563e19" fo:background-color="transparent" loext:char-shading-value="0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1e1aa1" style:font-style-asian="normal" style:font-style-complex="normal"/>
    </style:style>
    <style:style style:name="T27" style:family="text">
      <style:text-properties fo:font-style="normal" officeooo:rsid="002051c3" style:font-style-asian="normal" style:font-style-complex="normal"/>
    </style:style>
    <style:style style:name="T28" style:family="text">
      <style:text-properties fo:font-style="normal" officeooo:rsid="00246391" style:font-style-asian="normal" style:font-style-complex="normal"/>
    </style:style>
    <style:style style:name="T29" style:family="text">
      <style:text-properties fo:font-style="normal" officeooo:rsid="0024d52d" style:font-style-asian="normal" style:font-style-complex="normal"/>
    </style:style>
    <style:style style:name="T30" style:family="text">
      <style:text-properties fo:font-style="normal" officeooo:rsid="0028105b" style:font-style-asian="normal" style:font-style-complex="normal"/>
    </style:style>
    <style:style style:name="T31" style:family="text">
      <style:text-properties fo:font-style="normal" officeooo:rsid="002bcc6f" style:font-style-asian="normal" style:font-style-complex="normal"/>
    </style:style>
    <style:style style:name="T32" style:family="text">
      <style:text-properties fo:font-style="normal" officeooo:rsid="002e7cda" style:font-style-asian="normal" style:font-style-complex="normal"/>
    </style:style>
    <style:style style:name="T33" style:family="text">
      <style:text-properties fo:font-style="normal" officeooo:rsid="00334700" style:font-style-asian="normal" style:font-style-complex="normal"/>
    </style:style>
    <style:style style:name="T34" style:family="text">
      <style:text-properties fo:font-style="normal" officeooo:rsid="0033d454" style:font-style-asian="normal" style:font-style-complex="normal"/>
    </style:style>
    <style:style style:name="T35" style:family="text">
      <style:text-properties fo:font-style="normal" officeooo:rsid="0034b397" style:font-style-asian="normal" style:font-style-complex="normal"/>
    </style:style>
    <style:style style:name="T36" style:family="text">
      <style:text-properties fo:font-style="normal" officeooo:rsid="0035b2ff" style:font-style-asian="normal" style:font-style-complex="normal"/>
    </style:style>
    <style:style style:name="T37" style:family="text">
      <style:text-properties fo:font-style="normal" officeooo:rsid="00322c4e" style:font-style-asian="normal" style:font-style-complex="normal"/>
    </style:style>
    <style:style style:name="T38" style:family="text">
      <style:text-properties fo:font-style="normal" officeooo:rsid="0037a788" style:font-style-asian="normal" style:font-style-complex="normal"/>
    </style:style>
    <style:style style:name="T39" style:family="text">
      <style:text-properties fo:font-style="normal" officeooo:rsid="003acb69" style:font-style-asian="normal" style:font-style-complex="normal"/>
    </style:style>
    <style:style style:name="T40" style:family="text">
      <style:text-properties fo:font-style="normal" officeooo:rsid="003dded2" style:font-style-asian="normal" style:font-style-complex="normal"/>
    </style:style>
    <style:style style:name="T41" style:family="text">
      <style:text-properties fo:font-style="normal" officeooo:rsid="0042c207" style:font-style-asian="normal" style:font-style-complex="normal"/>
    </style:style>
    <style:style style:name="T42" style:family="text">
      <style:text-properties fo:font-style="normal" officeooo:rsid="00454a1e" style:font-style-asian="normal" style:font-style-complex="normal"/>
    </style:style>
    <style:style style:name="T43" style:family="text">
      <style:text-properties fo:font-style="normal" officeooo:rsid="00469469" style:font-style-asian="normal" style:font-style-complex="normal"/>
    </style:style>
    <style:style style:name="T44" style:family="text">
      <style:text-properties fo:font-style="normal" officeooo:rsid="0046e45d" style:font-style-asian="normal" style:font-style-complex="normal"/>
    </style:style>
    <style:style style:name="T45" style:family="text">
      <style:text-properties fo:font-style="normal" officeooo:rsid="0048dfe2" style:font-style-asian="normal" style:font-style-complex="normal"/>
    </style:style>
    <style:style style:name="T46" style:family="text">
      <style:text-properties fo:font-style="normal" officeooo:rsid="004bfb78" style:font-style-asian="normal" style:font-style-complex="normal"/>
    </style:style>
    <style:style style:name="T47" style:family="text">
      <style:text-properties fo:font-style="normal" officeooo:rsid="005954a9" style:font-style-asian="normal" style:font-style-complex="normal"/>
    </style:style>
    <style:style style:name="T48" style:family="text">
      <style:text-properties fo:font-style="normal" officeooo:rsid="0076d14c" style:font-style-asian="normal" style:font-style-complex="normal"/>
    </style:style>
    <style:style style:name="T49" style:family="text">
      <style:text-properties fo:font-style="normal" officeooo:rsid="007fb6de" style:font-style-asian="normal" style:font-style-complex="normal"/>
    </style:style>
    <style:style style:name="T50" style:family="text">
      <style:text-properties fo:font-style="normal" officeooo:rsid="0081a236" style:font-style-asian="normal" style:font-style-complex="normal"/>
    </style:style>
    <style:style style:name="T51" style:family="text">
      <style:text-properties fo:font-style="normal" officeooo:rsid="0081afac" style:font-style-asian="normal" style:font-style-complex="normal"/>
    </style:style>
    <style:style style:name="T52" style:family="text">
      <style:text-properties fo:font-style="normal" officeooo:rsid="008e9af8" style:font-style-asian="normal" style:font-style-complex="normal"/>
    </style:style>
    <style:style style:name="T53" style:family="text">
      <style:text-properties fo:font-style="normal" officeooo:rsid="00936a74" style:font-style-asian="normal" style:font-style-complex="normal"/>
    </style:style>
    <style:style style:name="T54" style:family="text">
      <style:text-properties fo:font-style="normal" officeooo:rsid="00955070" style:font-style-asian="normal" style:font-style-complex="normal"/>
    </style:style>
    <style:style style:name="T55" style:family="text">
      <style:text-properties fo:font-style="normal" officeooo:rsid="00955972" style:font-style-asian="normal" style:font-style-complex="normal"/>
    </style:style>
    <style:style style:name="T56" style:family="text">
      <style:text-properties fo:font-style="normal" fo:background-color="transparent" loext:char-shading-value="0" style:font-style-asian="normal" style:font-style-complex="normal"/>
    </style:style>
    <style:style style:name="T57" style:family="text">
      <style:text-properties fo:font-style="normal" officeooo:rsid="0054b380" fo:background-color="transparent" loext:char-shading-value="0" style:font-style-asian="normal" style:font-style-complex="normal"/>
    </style:style>
    <style:style style:name="T58" style:family="text">
      <style:text-properties fo:font-style="normal" officeooo:rsid="00563e19" fo:background-color="transparent" loext:char-shading-value="0" style:font-style-asian="normal" style:font-style-complex="normal"/>
    </style:style>
    <style:style style:name="T59" style:family="text">
      <style:text-properties fo:font-style="normal" officeooo:rsid="0059c40a" fo:background-color="transparent" loext:char-shading-value="0" style:font-style-asian="normal" style:font-style-complex="normal"/>
    </style:style>
    <style:style style:name="T60" style:family="text">
      <style:text-properties fo:font-style="normal" officeooo:rsid="0067e36f" fo:background-color="transparent" loext:char-shading-value="0" style:font-style-asian="normal" style:font-style-complex="normal"/>
    </style:style>
    <style:style style:name="T61" style:family="text">
      <style:text-properties officeooo:rsid="002051c3"/>
    </style:style>
    <style:style style:name="T62" style:family="text">
      <style:text-properties officeooo:rsid="00246391"/>
    </style:style>
    <style:style style:name="T63" style:family="text">
      <style:text-properties fo:font-variant="small-caps" fo:font-size="14pt" fo:font-weight="bold" style:font-size-asian="14pt" style:font-weight-asian="bold" style:font-size-complex="14pt" style:font-weight-complex="bold"/>
    </style:style>
    <style:style style:name="T64" style:family="text">
      <style:text-properties fo:font-variant="small-caps" fo:font-size="14pt" fo:font-weight="bold" officeooo:rsid="0021192a" style:font-size-asian="14pt" style:font-weight-asian="bold" style:font-size-complex="14pt" style:font-weight-complex="bold"/>
    </style:style>
    <style:style style:name="T65" style:family="text">
      <style:text-properties fo:font-variant="small-caps" fo:font-size="14pt" fo:font-weight="bold" officeooo:rsid="00277ca0" style:font-size-asian="14pt" style:font-weight-asian="bold" style:font-size-complex="14pt" style:font-weight-complex="bold"/>
    </style:style>
    <style:style style:name="T66" style:family="text">
      <style:text-properties fo:font-variant="small-cap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7" style:family="text">
      <style:text-properties fo:font-variant="small-caps" fo:font-size="14pt" fo:font-style="normal" fo:font-weight="bold" officeooo:rsid="00277ca0" style:font-size-asian="14pt" style:font-style-asian="normal" style:font-weight-asian="bold" style:font-size-complex="14pt" style:font-style-complex="normal" style:font-weight-complex="bold"/>
    </style:style>
    <style:style style:name="T68" style:family="text">
      <style:text-properties fo:font-variant="small-caps" fo:font-size="14pt" fo:font-style="normal" fo:font-weight="bold" officeooo:rsid="003dded2" style:font-size-asian="14pt" style:font-style-asian="normal" style:font-weight-asian="bold" style:font-size-complex="14pt" style:font-style-complex="normal" style:font-weight-complex="bold"/>
    </style:style>
    <style:style style:name="T69" style:family="text">
      <style:text-properties fo:font-variant="small-caps" fo:font-size="14pt" fo:font-style="normal" fo:font-weight="bold" officeooo:rsid="0040ef54" style:font-size-asian="14pt" style:font-style-asian="normal" style:font-weight-asian="bold" style:font-size-complex="14pt" style:font-style-complex="normal" style:font-weight-complex="bold"/>
    </style:style>
    <style:style style:name="T70" style:family="text">
      <style:text-properties fo:font-variant="small-caps" fo:font-size="14pt" fo:font-style="normal" fo:font-weight="bold" officeooo:rsid="004754ae" style:font-size-asian="14pt" style:font-style-asian="normal" style:font-weight-asian="bold" style:font-size-complex="14pt" style:font-style-complex="normal" style:font-weight-complex="bold"/>
    </style:style>
    <style:style style:name="T71" style:family="text">
      <style:text-properties officeooo:rsid="003885af"/>
    </style:style>
    <style:style style:name="T72" style:family="text">
      <style:text-properties officeooo:rsid="0038b713"/>
    </style:style>
    <style:style style:name="T73" style:family="text">
      <style:text-properties officeooo:rsid="003a1f0e"/>
    </style:style>
    <style:style style:name="T74" style:family="text">
      <style:text-properties officeooo:rsid="003acb69"/>
    </style:style>
    <style:style style:name="T75" style:family="text">
      <style:text-properties officeooo:rsid="003dded2"/>
    </style:style>
    <style:style style:name="T76" style:family="text">
      <style:text-properties officeooo:rsid="004e7999"/>
    </style:style>
    <style:style style:name="T77" style:family="text">
      <style:text-properties officeooo:rsid="004f6e85"/>
    </style:style>
    <style:style style:name="T78" style:family="text">
      <style:text-properties officeooo:rsid="0054b380"/>
    </style:style>
    <style:style style:name="T79" style:family="text">
      <style:text-properties officeooo:rsid="0055489a"/>
    </style:style>
    <style:style style:name="T80" style:family="text">
      <style:text-properties fo:background-color="transparent" loext:char-shading-value="0"/>
    </style:style>
    <style:style style:name="T81" style:family="text">
      <style:text-properties officeooo:rsid="005b5384" fo:background-color="transparent" loext:char-shading-value="0"/>
    </style:style>
    <style:style style:name="T82" style:family="text">
      <style:text-properties officeooo:rsid="0061eab6"/>
    </style:style>
    <style:style style:name="T83" style:family="text">
      <style:text-properties officeooo:rsid="00639218"/>
    </style:style>
    <style:style style:name="T84" style:family="text">
      <style:text-properties officeooo:rsid="00642be2"/>
    </style:style>
    <style:style style:name="T85" style:family="text">
      <style:text-properties officeooo:rsid="006b38dd"/>
    </style:style>
    <style:style style:name="T86" style:family="text">
      <style:text-properties officeooo:rsid="006d7a3c"/>
    </style:style>
    <style:style style:name="T87" style:family="text">
      <style:text-properties officeooo:rsid="007247db"/>
    </style:style>
    <style:style style:name="T88" style:family="text">
      <style:text-properties fo:color="#b2b2b2" loext:opacity="100%"/>
    </style:style>
    <style:style style:name="T89" style:family="text">
      <style:text-properties fo:color="#b2b2b2" loext:opacity="100%" officeooo:rsid="0076d14c"/>
    </style:style>
    <style:style style:name="T90" style:family="text">
      <style:text-properties style:use-window-font-color="true" loext:opacity="0%" fo:font-style="normal" officeooo:rsid="0054b380" fo:background-color="transparent" loext:char-shading-value="0" style:font-style-asian="normal" style:font-style-complex="normal"/>
    </style:style>
    <style:style style:name="T91" style:family="text">
      <style:text-properties style:use-window-font-color="true" loext:opacity="0%" fo:font-style="normal" officeooo:rsid="0059c40a" fo:background-color="transparent" loext:char-shading-value="0" style:font-style-asian="normal" style:font-style-complex="normal"/>
    </style:style>
    <style:style style:name="T92" style:family="text">
      <style:text-properties style:use-window-font-color="true" loext:opacity="0%" fo:font-style="normal" officeooo:rsid="004fdc8f" style:font-style-asian="normal" style:font-style-complex="normal"/>
    </style:style>
    <style:style style:name="T93" style:family="text">
      <style:text-properties style:use-window-font-color="true" loext:opacity="0%" fo:font-style="italic" officeooo:rsid="004fdc8f" style:font-style-asian="italic" style:font-style-complex="italic"/>
    </style:style>
    <style:style style:name="T94" style:family="text">
      <style:text-properties style:use-window-font-color="true" loext:opacity="0%" officeooo:rsid="0054b380" fo:background-color="transparent" loext:char-shading-value="0"/>
    </style:style>
    <style:style style:name="T95" style:family="text">
      <style:text-properties officeooo:rsid="00831273"/>
    </style:style>
    <style:style style:name="T96" style:family="text">
      <style:text-properties officeooo:rsid="0083763f"/>
    </style:style>
    <style:style style:name="T97" style:family="text">
      <style:text-properties officeooo:rsid="0083fddc"/>
    </style:style>
    <style:style style:name="T98" style:family="text">
      <style:text-properties officeooo:rsid="0084806b"/>
    </style:style>
    <style:style style:name="T99" style:family="text">
      <style:text-properties officeooo:rsid="00852ab1"/>
    </style:style>
    <style:style style:name="T100" style:family="text">
      <style:text-properties officeooo:rsid="00869496"/>
    </style:style>
    <style:style style:name="T101" style:family="text">
      <style:text-properties officeooo:rsid="0087234c"/>
    </style:style>
    <style:style style:name="T102" style:family="text">
      <style:text-properties officeooo:rsid="0088ffcd"/>
    </style:style>
    <style:style style:name="T103" style:family="text">
      <style:text-properties officeooo:rsid="008c886d"/>
    </style:style>
    <style:style style:name="T104" style:family="text">
      <style:text-properties officeooo:rsid="008d1dc6"/>
    </style:style>
    <style:style style:name="T105" style:family="text">
      <style:text-properties officeooo:rsid="0037a788"/>
    </style:style>
    <style:style style:name="T106" style:family="text">
      <style:text-properties officeooo:rsid="0098b052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4">Produção da tabela d</text:span><text:span text:style-name="T63">e:para </text:span><text:span text:style-name="T65">do município</text:span></text:p>
      <text:p text:style-name="P2"/>
      <text:list xml:id="list884106475" text:style-name="L1">
        <text:list-item>
          <text:p text:style-name="P19"><text:span text:style-name="T61">S</text:span><text:span text:style-name="T1">elecione a camada de bater, e vá em </text:span><text:span text:style-name="T62">no ícone da barra de ferramentas</text:span><text:span text:style-name="T1"> “</text:span><text:span text:style-name="T3">Select features by value”</text:span><text:span text:style-name="T26">, preenchendo </text:span><text:span text:style-name="T28">na janela da ferramenta</text:span><text:span text:style-name="T26"> o campo “</text:span><text:span text:style-name="T3">ORIGEM”</text:span><text:span text:style-name="T26"> com tipo de feição trabalhada (face/setor). As BATERs nessa condição serão selecionadas.</text:span></text:p>
        </text:list-item>
        <text:list-item>
          <text:p text:style-name="P19"><text:span text:style-name="T27">S</text:span><text:span text:style-name="T26">elecione a camada de feições (faces/setor) e vá no menu </text:span><text:span text:style-name="T3">“Vector → Research → Select by location”</text:span></text:p>
          <text:list>
            <text:list-item>
              <text:p text:style-name="P20"><text:span text:style-name="T27">N</text:span><text:span text:style-name="T26">a janela de opções do </text:span><text:span text:style-name="T3">“Select by Location”</text:span><text:span text:style-name="T26"> coloque a camada de faces no campo </text:span><text:span text:style-name="T3">“Select features from”.</text:span></text:p>
            </text:list-item>
            <text:list-item>
              <text:p text:style-name="P20"><text:span text:style-name="T31">N</text:span><text:span text:style-name="T26">as opções </text:span><text:span text:style-name="T3">“Where the features (geometric predicate)”</text:span><text:span text:style-name="T26"> deixe marcado apenas a opção </text:span><text:span text:style-name="T3">“are within”</text:span><text:span text:style-name="T26">. </text:span></text:p>
            </text:list-item>
            <text:list-item>
              <text:p text:style-name="P20"><text:span text:style-name="T26">No campo </text:span><text:span text:style-name="T3">“By comparing the features from”</text:span><text:span text:style-name="T26"> selecione a camada de BATER, e marque a opção logo abaixo, </text:span><text:span text:style-name="T3">“Selected features only”</text:span><text:span text:style-name="T26">. </text:span></text:p>
            </text:list-item>
            <text:list-item>
              <text:p text:style-name="P20"><text:span text:style-name="T26">No campo </text:span><text:span text:style-name="T3">“Modify selection by”</text:span><text:span text:style-name="T26">, selecione a opção </text:span><text:span text:style-name="T3">“creating new selection”</text:span><text:span text:style-name="T26">.</text:span></text:p>
            </text:list-item>
            <text:list-item>
              <text:p text:style-name="P20"><text:span text:style-name="T26"><text:s/>Configurada todas as opções conforme descrito, clique no botão </text:span><text:span text:style-name="T3">“Run”</text:span><text:span text:style-name="T26"> no canto inferior direito da janela. Serão selecionadas todas as faces espacialmente contidas por BATER.</text:span></text:p>
            </text:list-item>
          </text:list>
        </text:list-item>
        <text:list-item>
          <text:p text:style-name="P19"><text:span text:style-name="T26">(opcional) </text:span><text:span text:style-name="T27">P</text:span><text:span text:style-name="T26">ara fazer a verificação visual, pode ser mais fácil inverter a seleção e verificar se existem faces selecionadas no interior das BATERs. Para isso, vá no ícone de seleção por atributos da barra de ferramentas ou na tabela de atributos da camada e procure a opção </text:span><text:span text:style-name="T3">“Invert selection”</text:span><text:span text:style-name="T26">.</text:span></text:p>
        </text:list-item>
        <text:list-item>
          <text:p text:style-name="P26"><text:span text:style-name="T26">A</text:span><text:span text:style-name="T25">pós feitas as correções na camada de BATER, e reverificada com a repetição dos procedimentos de 2 a 4, pode-se proceder à construção da tabela de:para utilizando o recurso de camadas virtuais do QGIS. Para isso, vá no menu </text:span><text:span text:style-name="T2">“Layer → Data Source Manager”</text:span><text:span text:style-name="T25">.</text:span></text:p>
          <text:list>
            <text:list-item>
              <text:p text:style-name="P27"><text:span text:style-name="T25"><text:s/></text:span><text:span text:style-name="T29">Na janela da ferramenta, selecione a opção </text:span><text:span text:style-name="T4">“Virtual Layer”</text:span><text:span text:style-name="T29"> na lista da coluna da esquerda. </text:span></text:p>
            </text:list-item>
            <text:list-item>
              <text:p text:style-name="P27"><text:span text:style-name="T29">No campo </text:span><text:span text:style-name="T4">“Layer name”</text:span><text:span text:style-name="T29">, recomenda-se o preenchimento com a palavra composta por “</text:span><text:span text:style-name="T4">[geocodigo do municio]_depara_[tipo de origem]”</text:span><text:span text:style-name="T29">, para manter o padrão de nomeação das camadas. </text:span><text:span text:style-name="T30">Ex.: </text:span><text:span text:style-name="T5">“1302405_depara_face”</text:span></text:p>
            </text:list-item>
            <text:list-item>
              <text:p text:style-name="P27"><text:soft-page-break/><text:span text:style-name="T29">No campo </text:span><text:span text:style-name="T4">“Embedded layers”</text:span><text:span text:style-name="T29">, clique no botão inferior </text:span><text:span text:style-name="T4">“Import”</text:span><text:span text:style-name="T29"> e selecione na janela que irá abrir as camadas de BATER e feição censitária. </text:span></text:p>
            </text:list-item>
            <text:list-item>
              <text:p text:style-name="P28"><text:span text:style-name="T29">N</text:span><text:span text:style-name="T25">o campo </text:span><text:span text:style-name="T2">“Query”</text:span><text:span text:style-name="T25">, </text:span><text:span text:style-name="T32">copie e cole</text:span><text:span text:style-name="T25"> a consulta </text:span><text:span text:style-name="T2">SQL</text:span><text:span text:style-name="T25"> </text:span><text:span text:style-name="T32">referente à feição censitária utilizada, corrija o nome das camadas e, se necessário, o nome dos campos utilizados na consulta (</text:span><text:span text:style-name="T6">“GEO_BATER”</text:span><text:span text:style-name="T32"> – geocódigo da BATER; </text:span><text:span text:style-name="T6">“CD_GEO”</text:span><text:span text:style-name="T32"> – geocódigo da face; </text:span><text:span text:style-name="T6">“CD_GEOCODI”</text:span><text:span text:style-name="T32"> – geocódigo do setor; </text:span><text:span text:style-name="T6">“stts_fn”</text:span><text:span text:style-name="T32"> – campo com classificação da face oriundo do </text:span><text:span text:style-name="T6">script</text:span><text:span text:style-name="T32"> de avaliação de faces). </text:span><text:span text:style-name="T48">Mantenha as aspas simples nos nomes das camadas</text:span><text:span text:style-name="T25">:</text:span></text:p>
              <text:list>
                <text:list-item>
                  <text:p text:style-name="P29">para faces de logradouro:</text:p>
                </text:list-item>
              </text:list>
            </text:list-item>
          </text:list>
        </text:list-item>
      </text:list>
      <text:p text:style-name="P4">SELECT bater.GEO_BATER, faces.CD_GEO, faces.stts_fn</text:p>
      <text:p text:style-name="P4">FROM '<text:span text:style-name="T89">[</text:span><text:span text:style-name="T88">nome da camada de faces</text:span><text:span text:style-name="T89">]</text:span>' AS faces</text:p>
      <text:p text:style-name="P4">JOIN '<text:span text:style-name="T89">[</text:span><text:span text:style-name="T88">nome da camada de bater</text:span><text:span text:style-name="T89">]</text:span>' AS bater</text:p>
      <text:p text:style-name="P4">ON st_within(faces.geometry, bater.geometry)</text:p>
      <text:p text:style-name="P4">WHERE faces.geometry is not null</text:p>
      <text:p text:style-name="P58"><text:span text:style-name="T106">AND </text:span>bater.origem = <text:span text:style-name="T105">'</text:span><text:span text:style-name="T106">face</text:span><text:span text:style-name="T105">'</text:span></text:p>
      <text:p text:style-name="P6"/>
      <text:list xml:id="list204502991687978" text:continue-numbering="true" text:style-name="L1">
        <text:list-item>
          <text:list>
            <text:list-item>
              <text:list>
                <text:list-item>
                  <text:p text:style-name="P29">para setores censitários:</text:p>
                </text:list-item>
              </text:list>
            </text:list-item>
          </text:list>
          <text:p text:style-name="P52">SELECT bater.GEO_BATER, setores.CD_GEOCODI</text:p>
          <text:p text:style-name="P53">FROM '<text:span text:style-name="T89">[</text:span><text:span text:style-name="T88">nome da camada de setores</text:span><text:span text:style-name="T89">]</text:span>' AS setores</text:p>
          <text:p text:style-name="P53">JOIN '<text:span text:style-name="T89">[</text:span><text:span text:style-name="T88">nome da camada de bater</text:span><text:span text:style-name="T89">]</text:span>' AS bater</text:p>
          <text:p text:style-name="P52">ON st_within(setores.geometry, bater.geometry)</text:p>
          <text:p text:style-name="P57">WHERE bater.origem = <text:span text:style-name="T105">'</text:span>setor<text:span text:style-name="T105">'</text:span></text:p>
        </text:list-item>
      </text:list>
      <text:p text:style-name="P6"/>
      <text:p text:style-name="P6"/>
      <text:list xml:id="list204502473617357" text:continue-numbering="true" text:style-name="L1">
        <text:list-item>
          <text:p text:style-name="P64"><text:span text:style-name="T25">Exporte as camadas virtuais produzidas para o formato </text:span><text:span text:style-name="T2">Open Document Spreadsheet</text:span><text:span text:style-name="T25"> (</text:span><text:span text:style-name="T2">ODS</text:span><text:span text:style-name="T25">) na pasta do município.</text:span></text:p>
        </text:list-item>
      </text:list>
      <text:p text:style-name="P17"/>
      <text:p text:style-name="P12"><text:span text:style-name="T67">C</text:span><text:span text:style-name="T66">onsolidação da tabela de:para</text:span></text:p>
      <text:p text:style-name="P11"/>
      <text:list xml:id="list204502159769248" text:continue-list="list204502473617357" text:style-name="L1">
        <text:list-item text:start-value="1">
          <text:p text:style-name="P30">Carregue todas as tabelas de:para produzidas de um único tipo de origem (face/setor) em um arquivo do QGIS. </text:p>
          <text:list>
            <text:list-item>
              <text:p text:style-name="P21"><text:span text:style-name="T33">Para facilitar a seleção, pode-se inserir na busca do Explorador de arquivos do </text:span><text:span text:style-name="T7">Windows </text:span><text:span text:style-name="T33">o padrão do nome dos arquivos que inclua o tipo da origem, ex. </text:span><text:span text:style-name="T7">“_depara_setor.ods”</text:span><text:span text:style-name="T33">, </text:span><text:span text:style-name="T35">na raiz do diretório dos kits</text:span><text:span text:style-name="T33">. Com isso, será apresentada a lista de todos os arquivos produzidos </text:span><text:span text:style-name="T42">contendo esse padrão no nome</text:span><text:span text:style-name="T33"> </text:span><text:span text:style-name="T35">nas subpastas deste diretório</text:span><text:span text:style-name="T33">. </text:span></text:p>
            </text:list-item>
            <text:list-item>
              <text:p text:style-name="P22"><text:span text:style-name="T33">Seleciona-</text:span><text:span text:style-name="T36">se</text:span><text:span text:style-name="T33"> tudo, verifica</text:span><text:span text:style-name="T36">ndo</text:span><text:span text:style-name="T33"> o número de arquivos total para ter certeza que não faltou nenhum município, mas considerando que muitos municípios podem apresentar tabelas de apenas um tipo de origem. </text:span><text:span text:style-name="T34">Para incluir os arquivos no QGIS, arraste-os para a janela principal ou para a lista de camadas.</text:span></text:p>
            </text:list-item>
          </text:list>
        </text:list-item>
        <text:list-item>
          <text:p text:style-name="P65"><text:span text:style-name="T38">Una as camadas em um único arquivo. Para isso, a</text:span><text:span text:style-name="T25">cesse no menu </text:span><text:span text:style-name="T2">“Vector → Data Management Tools→ Merge Vector Layers…”</text:span><text:span text:style-name="T25">.</text:span></text:p>
          <text:list>
            <text:list-item>
              <text:p text:style-name="P67"><text:span text:style-name="T25">Em </text:span><text:span text:style-name="T2">“Input Layers”</text:span><text:span text:style-name="T25"> na caixa de diálogo da ferramenta, selecione todas as camadas de tabelas de:para que serão unidas em um único arquivo.</text:span></text:p>
            </text:list-item>
            <text:list-item>
              <text:p text:style-name="P67"><text:span text:style-name="T25">Deixe o campo </text:span><text:span text:style-name="T2">“Destination CRS”</text:span><text:span text:style-name="T25"> em branco, pois se trata de uma tabela sem informações espaciais.</text:span></text:p>
            </text:list-item>
            <text:list-item>
              <text:p text:style-name="P69"><text:span text:style-name="T25">No campo </text:span><text:span text:style-name="T2">“Merged”</text:span><text:span text:style-name="T25">, insira o endereço do arquivo de saída. Salve no formato </text:span><text:span text:style-name="T8">Open Document Spreadsheet</text:span><text:span text:style-name="T37"> (</text:span><text:span text:style-name="T8">ODS</text:span><text:span text:style-name="T37">). </text:span><text:span text:style-name="T38">Ative a opção </text:span><text:span text:style-name="T9">“Open output file after running algorithm”</text:span><text:span text:style-name="T38">.</text:span></text:p>
            </text:list-item>
            <text:list-item>
              <text:p text:style-name="P71"><text:span text:style-name="T37">A</text:span><text:span text:style-name="T25">perte o botão </text:span><text:span text:style-name="T2">“Run”</text:span><text:span text:style-name="T25"> no canto inferior direito da janela. O arquivo unificado será salvo no endereço selecionado e carregado como camada do projeto do QGIS.</text:span></text:p>
            </text:list-item>
          </text:list>
        </text:list-item>
        <text:list-item>
          <text:p text:style-name="P31">Para a verificação de duplicação das feições censitárias, selecione a camada da tabela de:para unificada.</text:p>
          <text:list>
            <text:list-item>
              <text:p text:style-name="P71"><text:span text:style-name="T25">Abra a tabela de atributos da camada e clique no botão inferior esquerdo da janela. Selecione da lista a opção </text:span><text:span text:style-name="T2">“Advanced filter (Expression)”</text:span><text:span text:style-name="T25">.</text:span></text:p>
            </text:list-item>
            <text:list-item>
              <text:p text:style-name="P71"><text:soft-page-break/><text:span text:style-name="T25">Na caixa de texto da coluna da esquerda da janela </text:span><text:span text:style-name="T2">“Expression Based Filter”</text:span><text:span text:style-name="T25">, ins</text:span><text:span text:style-name="T39">i</text:span><text:span text:style-name="T25">ra o código </text:span><text:span text:style-name="T39">a seguir</text:span><text:span text:style-name="T25">, alterando o </text:span><text:span text:style-name="T2">“CD_GEO”</text:span><text:span text:style-name="T25"> </text:span>para o nome do campo contendo o geocódigo da feição censitária. <text:span text:style-name="T74">Esse procedimento pode levar um tempo longo para ser concluído, aproveite para tomar uma água e um cafézinho</text:span>:</text:p>
            </text:list-item>
          </text:list>
          <text:p text:style-name="P54">count( "CD_GEO" , <text:s/>"CD_GEO" ) &gt; 1</text:p>
        </text:list-item>
      </text:list>
      <text:p text:style-name="P7"/>
      <text:list xml:id="list204501539106075" text:continue-numbering="true" text:style-name="L1">
        <text:list-item>
          <text:list>
            <text:list-item>
              <text:p text:style-name="P74">A tabela apresentará somente as feições censitárias repetidas. Ordene pela coluna do geocódigo da feição censitária para organizar os geocódigos repetidos de modo que fiquem consecutivos na tabela. <text:span text:style-name="T71">Avalie caso a caso, eliminando linhas de associações de feições censitárias e BATER que forem consideradas inválidas. </text:span><text:span text:style-name="T72">Só deve restar uma instância de cada geocódigo de feição censitária. O geocódigo de BATER naturalmente se repete, </text:span><text:span text:style-name="T73">uma vez que uma feição de BATER pode conter diversas feições censitárias. </text:span></text:p>
            </text:list-item>
          </text:list>
        </text:list-item>
        <text:list-item>
          <text:p text:style-name="P75">Após finalizada a eliminação de feições censitárias repetidas, <text:span text:style-name="T75">ainda na tabela de atributos, clique no botão da barra de ferramentas da tabela de atributos entitulado </text:span><text:span text:style-name="T10">“Delete field”</text:span><text:span text:style-name="T40"> e selecione as colunas que não serão necessárias para a DI, mantendo não selecionadas apenas as colunas com o geocódigo da BATER e geocódigo da feição censitária. Salve a edição, não é necessário salvar o arquivo.</text:span></text:p>
          <text:p text:style-name="P75"/>
        </text:list-item>
      </text:list>
      <text:p text:style-name="P14"><text:span text:style-name="T67">C</text:span><text:span text:style-name="T68">onsolidação da </text:span><text:span text:style-name="T69">camada de </text:span><text:span text:style-name="T70">Áreas de Risco</text:span></text:p>
      <text:p text:style-name="P13"/>
      <text:p text:style-name="P16"><text:span text:style-name="T25">A finalização das Áreas de Risco, com o preenchimento das colunas definidas na metodologia, deve ser realizado no arquivo produzido no </text:span><text:span text:style-name="T2">script</text:span><text:span text:style-name="T25"> de verificação de áreas de risco, não sendo necessário reconstruir essa camada a partir dos arquivos de áreas de risco produzidos no procedimento de separação dos kits de produção de BATER.</text:span></text:p>
      <text:p text:style-name="P13"/>
      <text:list xml:id="list204501432420733" text:continue-list="list204501539106075" text:style-name="L1">
        <text:list-item text:start-value="1">
          <text:p text:style-name="P23"><text:span text:style-name="T33">Carregue </text:span><text:span text:style-name="T46">o arquivo</text:span><text:span text:style-name="T41"> de </text:span><text:span text:style-name="T45">Áreas de Risco</text:span><text:span text:style-name="T33"> produzid</text:span><text:span text:style-name="T46">o</text:span><text:span text:style-name="T33"> </text:span><text:span text:style-name="T45">no </text:span><text:span text:style-name="T13">script</text:span><text:span text:style-name="T45"> de verificação de áreas de risco</text:span><text:span text:style-name="T33"> em um </text:span><text:span text:style-name="T45">projeto</text:span><text:span text:style-name="T33"> do QGIS. </text:span></text:p>
        </text:list-item>
        <text:list-item>
          <text:p text:style-name="P32">Carregue a camada de Limites municipais do ano de referência no mesmo projeto do QGIS.</text:p>
        </text:list-item>
        <text:list-item>
          <text:p text:style-name="P76"><text:span text:style-name="T50">O</text:span><text:span text:style-name="T49">s</text:span><text:span text:style-name="T25"> campo</text:span><text:span text:style-name="T49">s</text:span><text:span text:style-name="T25"> </text:span><text:span text:style-name="T15">GEO_MUN <text:s/></text:span><text:span text:style-name="T47">e</text:span><text:span text:style-name="T16"> </text:span><text:span text:style-name="T2">AR_PRED</text:span><text:span text:style-name="T25"> </text:span><text:span text:style-name="T51">utilizando como referência espacial a camada de municípios</text:span><text:span text:style-name="T50">:</text:span></text:p>
          <text:list>
            <text:list-item>
              <text:p text:style-name="P77"><text:span text:style-name="T25">Selecione a camada de áreas de risco e selecione a ferramenta </text:span><text:span text:style-name="T2">“Vector → Data Management Tools → Join Attributes by Location”</text:span></text:p>
              <text:list>
                <text:list-item>
                  <text:p text:style-name="P32">Na opção <text:span text:style-name="T2">“Join to features in”</text:span>, escolha a camada de Áreas de Risco.</text:p>
                </text:list-item>
                <text:list-item>
                  <text:p text:style-name="P32">Em <text:span text:style-name="T2">“Features they (geometric predicate)”</text:span>, marque somente a caixinha com o termo <text:span text:style-name="T2">“intersect”</text:span>.</text:p>
                </text:list-item>
                <text:list-item>
                  <text:p text:style-name="P32">Na seleção <text:span text:style-name="T2">“By comparing to”</text:span> escolha a camada de municípios.</text:p>
                </text:list-item>
                <text:list-item>
                  <text:p text:style-name="P32">Em <text:span text:style-name="T2">“Fields to add”</text:span>, clique nos três pontinhos à direita e escolha <text:span text:style-name="T86">somente </text:span>a coluna com <text:span text:style-name="T79">os </text:span>geocódigo<text:span text:style-name="T79">s</text:span> <text:span text:style-name="T79">d</text:span>os municípios.</text:p>
                </text:list-item>
                <text:list-item>
                  <text:p text:style-name="P32">Em <text:span text:style-name="T2">“Join type”</text:span>, selecione a opção <text:span text:style-name="T2">“Take attributes of the feature with largest overlap only (one-to-one)”. </text:span>Certifique-se que a opção <text:span text:style-name="T2">“Discard records which could not be joined”</text:span> está desmarcada.</text:p>
                </text:list-item>
                <text:list-item>
                  <text:p text:style-name="P32">Em <text:span text:style-name="T2">“Joined layer [optional]”</text:span>, <text:span text:style-name="T77">mantenha a opção vazia, aparecendo o texto</text:span><text:span text:style-name="T14"> “[Create temporary layer]”</text:span><text:span text:style-name="T77">. </text:span>Deixe marcada a opção <text:span text:style-name="T2">“Open output file after running algorithm”</text:span>.</text:p>
                </text:list-item>
                <text:list-item>
                  <text:p text:style-name="P33"><text:bookmark-start text:name="__RefNumPara__2051_1760463602"/>Aperte o botão <text:span text:style-name="T2">“Run”</text:span> no canto inferior direito. <text:span text:style-name="T76">A ferramenta processará a associação espacial e abrirá a camada </text:span><text:span text:style-name="T77">temporária </text:span><text:span text:style-name="T76">produzida </text:span><text:span text:style-name="T77">no projeto do QGIS. </text:span><text:bookmark-end text:name="__RefNumPara__2051_1760463602"/></text:p>
                </text:list-item>
              </text:list>
            </text:list-item>
            <text:list-item>
              <text:p text:style-name="P88"><text:bookmark-start text:name="__RefNumPara__2053_1760463602"/><text:soft-page-break/><text:span text:style-name="T92">Abra a tabela de atributos da camada produzida em </text:span><text:span text:style-name="T92"><text:bookmark-ref text:reference-format="number" text:ref-name="__RefNumPara__2051_1760463602"> 3.1.7 </text:bookmark-ref></text:span><text:span text:style-name="T92"><text:s/>e proceda a verificação caso a caso das situações em que o município de maior sobreposição é diferente do município de registro na área de risco. Para isso, pode-se utilizar a seguinte expressão do QGIS para filtrar ou selecionar as feições que apresentam essas condições, substituindo </text:span><text:span text:style-name="T93">GEOCODIGO </text:span><text:span text:style-name="T92">pela coluna com geocódigo das áreas de risco e </text:span><text:span text:style-name="T93">CD_GEOCODM </text:span><text:span text:style-name="T92">pela coluna com o geocódigo do município na camada de municípios:</text:span><text:bookmark-end text:name="__RefNumPara__2053_1760463602"/></text:p>
            </text:list-item>
          </text:list>
          <text:p text:style-name="P55"><text:span text:style-name="T81">"</text:span>GEOCODIGO<text:span text:style-name="T81">"</text:span> !<text:span text:style-name="T78">= </text:span><text:span text:style-name="T81">"</text:span><text:span text:style-name="T78">CD_GEOCODM</text:span><text:span text:style-name="T81">"</text:span></text:p>
          <text:p text:style-name="P78"/>
          <text:list>
            <text:list-item>
              <text:list>
                <text:list-item text:start-value="1">
                  <text:p text:style-name="P89"><text:span text:style-name="T94">Preencha os campos GEO_MUN e AR_PRED conforme a avaliação das feições filtradas com a expressão de </text:span><text:span text:style-name="T94"><text:bookmark-ref text:reference-format="number" text:ref-name="__RefNumPara__2053_1760463602"> 3.2 </text:bookmark-ref></text:span><text:span text:style-name="T94">. Pode facilitar o trabalho o uso do “Field Calculator” para obter os valores da coluna da área de risco com o geocódigo do município ou da coluna de geocódigos oriunda da associação espacial com a camada de municípios. Atualize múltiplas feições simultaneamente, controlando através da seleção das feições e do uso da opção “update only […] selected features” da janela do “Field Calculator”. Certifique-se que todas as feições que atendem a condição da expressão </text:span><text:span text:style-name="T94"><text:bookmark-ref text:reference-format="number" text:ref-name="__RefNumPara__2053_1760463602"> 3.2 </text:bookmark-ref></text:span><text:span text:style-name="T94"><text:s/>estejam com as colunas GEO_MUN e AR_PRED preenchidas ao final dessa etapa.</text:span></text:p>
                </text:list-item>
              </text:list>
            </text:list-item>
            <text:list-item>
              <text:p text:style-name="P89"><text:span text:style-name="T90">Para as feições com município de maior sobreposição igual ao município de registro, </text:span><text:span text:style-name="T91">realize a seleção</text:span><text:span text:style-name="T90"> utilizando a expressão seguinte, fazendo as mesmas substituições realizadas no item </text:span><text:span text:style-name="T90"><text:bookmark-ref text:reference-format="number" text:ref-name="__RefNumPara__2053_1760463602"> 3.2 </text:bookmark-ref></text:span><text:span text:style-name="T90">:</text:span></text:p>
            </text:list-item>
          </text:list>
          <text:p text:style-name="P55"><text:span text:style-name="T81">"</text:span>GEOCODIGO<text:span text:style-name="T81">"</text:span> <text:span text:style-name="T78">= </text:span><text:span text:style-name="T81">"</text:span><text:span text:style-name="T78">CD_GEOCODM</text:span><text:span text:style-name="T81">"</text:span></text:p>
        </text:list-item>
      </text:list>
      <text:p text:style-name="P9"/>
      <text:list xml:id="list204502249243027" text:continue-numbering="true" text:style-name="L1">
        <text:list-item>
          <text:list>
            <text:list-item>
              <text:list>
                <text:list-item>
                  <text:p text:style-name="P24"><text:span text:style-name="T57">Utilizando o </text:span><text:span text:style-name="T23">“Field Calculator”</text:span><text:span text:style-name="T57">, atualize o campo </text:span><text:span text:style-name="T23">GEO_MUN</text:span><text:span text:style-name="T57"> </text:span><text:span text:style-name="T58">ou crie </text:span><text:span text:style-name="T59">um </text:span><text:span text:style-name="T58">campo novo com esse nome, caso não exista. Consulte o manual de metodologia para verificar as configurações desse campo. </text:span></text:p>
                </text:list-item>
                <text:list-item>
                  <text:p text:style-name="P79"><text:span text:style-name="T58">M</text:span><text:span text:style-name="T56">arque a caixinha </text:span><text:span text:style-name="T22">“Only updated […] selected features”</text:span><text:span text:style-name="T56">.</text:span></text:p>
                </text:list-item>
                <text:list-item>
                  <text:p text:style-name="P24"><text:span text:style-name="T58">Em </text:span><text:span text:style-name="T24">“Expression”</text:span><text:span text:style-name="T58">, insira somente o nome da coluna com geocódigo do município oriunda da camada de municípios.</text:span></text:p>
                </text:list-item>
                <text:list-item>
                  <text:p text:style-name="P79"><text:span text:style-name="T58">C</text:span><text:span text:style-name="T56">lique em </text:span><text:span text:style-name="T22">“OK”</text:span><text:span text:style-name="T56">, no canto inferior direito da janela. A coluna será preenchida somente para as feições seleciondas.</text:span></text:p>
                </text:list-item>
                <text:list-item>
                  <text:p text:style-name="P79"><text:span text:style-name="T56">Repita os procedimentos, mas desta vez copiando o valor do campo </text:span><text:span text:style-name="T22">GEO_MUN</text:span><text:span text:style-name="T56"> para o campo </text:span><text:span text:style-name="T22">AR_PRED</text:span><text:span text:style-name="T56">, somente das feições selecionadas.</text:span></text:p>
                </text:list-item>
              </text:list>
            </text:list-item>
          </text:list>
        </text:list-item>
        <text:list-item>
          <text:p text:style-name="P79"><text:soft-page-break/><text:span text:style-name="T60">Com o </text:span><text:span text:style-name="T56">pree</text:span><text:span text:style-name="T60">n</text:span><text:span text:style-name="T56">chi</text:span><text:span text:style-name="T60">mento completo d</text:span><text:span text:style-name="T56">o campo </text:span><text:span text:style-name="T22">GEO_MUN</text:span><text:span text:style-name="T56">, </text:span><text:span text:style-name="T60">utilize-o </text:span><text:span text:style-name="T56">para a construção do campo </text:span><text:span text:style-name="T22">GEO_UF</text:span><text:span text:style-name="T56"> </text:span><text:span text:style-name="T60">com</text:span><text:span text:style-name="T56"> a expressão seguinte no </text:span><text:span text:style-name="T22">“Field Calculator”</text:span><text:span text:style-name="T56"> </text:span><text:span text:style-name="T60">na</text:span><text:span text:style-name="T56"> cria</text:span><text:span text:style-name="T60">ção de</text:span><text:span text:style-name="T56"> campo novo ou atualiza</text:span><text:span text:style-name="T60">ção de</text:span><text:span text:style-name="T56"> campo existente, para todas as feições da camada:</text:span></text:p>
          <text:p text:style-name="P59">left( "GEO_MUN" , 2)</text:p>
        </text:list-item>
      </text:list>
      <text:p text:style-name="P8"/>
      <text:list xml:id="list204503342960743" text:continue-numbering="true" text:style-name="L1">
        <text:list-item>
          <text:p text:style-name="P34">Para inserir o nome do município, utilize a camada de municípios novamente:</text:p>
          <text:list>
            <text:list-item>
              <text:p text:style-name="P80"><text:span text:style-name="T25">Clique com o botão direito na camada de Áreas de Risco e selecione a opção </text:span><text:span text:style-name="T2">“Properties”.</text:span></text:p>
            </text:list-item>
            <text:list-item>
              <text:p text:style-name="P80"><text:span text:style-name="T25">Vá no item </text:span><text:span text:style-name="T2">“Joins”</text:span><text:span text:style-name="T25"> na aba da esquerda da janela.</text:span></text:p>
            </text:list-item>
            <text:list-item>
              <text:p text:style-name="P80"><text:span text:style-name="T25">Clique no </text:span><text:span text:style-name="T2">“+” </text:span><text:span text:style-name="T25">(</text:span><text:span text:style-name="T2">“Add Joins”</text:span><text:span text:style-name="T25">), abrirá a janela </text:span><text:span text:style-name="T2">“Add Vector Join”.</text:span></text:p>
              <text:list>
                <text:list-item>
                  <text:p text:style-name="P80"><text:span text:style-name="T25">Em </text:span><text:span text:style-name="T2">“Join layer”</text:span><text:span text:style-name="T25"> selecione a camada de municípios.</text:span></text:p>
                </text:list-item>
                <text:list-item>
                  <text:p text:style-name="P80"><text:span text:style-name="T25">Em </text:span><text:span text:style-name="T2">“Join field”</text:span><text:span text:style-name="T25"> selecione a coluna com os geocódigos na camada de municípios.</text:span></text:p>
                </text:list-item>
                <text:list-item>
                  <text:p text:style-name="P80"><text:span text:style-name="T25">Em </text:span><text:span text:style-name="T2">“Target field”</text:span><text:span text:style-name="T25">, selecione a coluna </text:span><text:span text:style-name="T2">GEO_MUN.</text:span></text:p>
                </text:list-item>
                <text:list-item>
                  <text:p text:style-name="P34">Marque a opção <text:span text:style-name="T2">“Joined fields”</text:span> e selecione apenas a coluna da camada de <text:span text:style-name="T80">municípios com os nomes.</text:span></text:p>
                </text:list-item>
                <text:list-item>
                  <text:p text:style-name="P47">Dê <text:span text:style-name="T2">“OK”</text:span>. A coluna com o nome dos municípios oriundas da camada dos municípios estará disponível na tabela de atributos. </text:p>
                </text:list-item>
                <text:list-item>
                  <text:p text:style-name="P48">Para torná-la permanente, utilize o <text:span text:style-name="T2">“Field Calculator”</text:span> e crie ou atualize o campo <text:span text:style-name="T2">NOM_MUN</text:span>, utilizando <text:span text:style-name="T85">o </text:span><text:span text:style-name="T82">nome d</text:span>o campo obtido da camada de municípios – <text:span text:style-name="T97">representado com</text:span><text:span text:style-name="T98">o</text:span><text:span text:style-name="T97"> </text:span><text:span text:style-name="T18">NM_MUNICIP</text:span><text:span text:style-name="T97"> </text:span>–<text:span text:style-name="T97"> </text:span><text:span text:style-name="T95">na seguinte expressão:</text:span></text:p>
                </text:list-item>
              </text:list>
            </text:list-item>
          </text:list>
          <text:p text:style-name="P60"><text:span text:style-name="T97">title</text:span>( "<text:span text:style-name="T97">NM_MUNICIP</text:span>" )</text:p>
          <text:p text:style-name="P60"/>
          <text:list>
            <text:list-item>
              <text:list>
                <text:list-header>
                  <text:p text:style-name="P49"><text:span text:style-name="T95">Obs.: Por enquanto, o nome será mantido com a mesma grafia utilizada na base de municípios do IBGE, alterando apenas com utilização de letra maiúscula somente na primeira letra das palavras – sem desconsiderar que a solução adotada acarreta o uso de letras maiúsculas também nos conectivos, como </text:span><text:span text:style-name="T17">“De”</text:span><text:span text:style-name="T95">. Para resolver esse problema e também remover a acentuação, </text:span><text:span text:style-name="T96">mantendo conforme o manual, </text:span><text:span text:style-name="T95">será necessário utilizar o </text:span><text:span text:style-name="T17">“Function Editor”</text:span><text:span text:style-name="T95"> do </text:span><text:span text:style-name="T17">“Field Calculator”</text:span><text:span text:style-name="T95"> e implementar a lógica em </text:span><text:span text:style-name="T17">Python</text:span><text:span text:style-name="T95">, podendo utilizar a biblioteca </text:span><text:span text:style-name="T17">unicode</text:span><text:span text:style-name="T95">, instalável rodando o </text:span><text:soft-page-break/><text:span text:style-name="T95">comando </text:span><text:span text:style-name="T17">“pip install unicode”</text:span><text:span text:style-name="T95"> no </text:span><text:span text:style-name="T17">shell</text:span><text:span text:style-name="T95"> do </text:span><text:span text:style-name="T17">OSG4W.</text:span><text:span text:style-name="T95"> </text:span><text:span text:style-name="T99">Ou </text:span><text:span text:style-name="T100">pode-se </text:span><text:span text:style-name="T99">questionar a utilização dos nomes de municípios sem acentuação, uma vez que essa estratégia havia sido adotada para evitar problemas de codificação que já não são tão frequentes.</text:span></text:p>
                </text:list-header>
              </text:list>
            </text:list-item>
          </text:list>
        </text:list-item>
        <text:list-item>
          <text:p text:style-name="P82"><text:span text:style-name="T25">Para preenchimento do campo </text:span><text:span text:style-name="T2">DIV_AR</text:span><text:span text:style-name="T25">, será utilizado os recursos de seleção espacial do QGIS:</text:span></text:p>
          <text:list>
            <text:list-item>
              <text:p text:style-name="P83"><text:span text:style-name="T25">Selecione a camada de áreas de risco utilizada nesses procedimentos e selecione a ferramenta </text:span><text:span text:style-name="T2">“Vector → Research Tools → Select by Location…”</text:span></text:p>
            </text:list-item>
            <text:list-item>
              <text:p text:style-name="P36">Na opção <text:span text:style-name="T2">“Select features from”</text:span> selecione a camada de áreas de risco.</text:p>
            </text:list-item>
            <text:list-item>
              <text:p text:style-name="P36">Em <text:span text:style-name="T2">“Where the features (geometric predicate)”</text:span>, marque somente a opção <text:span text:style-name="T2">“overlap”</text:span>.</text:p>
            </text:list-item>
            <text:list-item>
              <text:p text:style-name="P36">Em <text:span text:style-name="T2">“By comparing to the features from”</text:span> escolha a camada de municípios.</text:p>
            </text:list-item>
            <text:list-item>
              <text:p text:style-name="P36">Na opção <text:span text:style-name="T2">“Modify current selection by”</text:span> deixe selecionada <text:span text:style-name="T2">“creating new selection”</text:span>.</text:p>
            </text:list-item>
            <text:list-item>
              <text:p text:style-name="P36">Aperte <text:span text:style-name="T2">“Run”</text:span>. Serão selecionadas todas as áreas de risco que se sobrepõe aos limites municipais.</text:p>
            </text:list-item>
            <text:list-item>
              <text:p text:style-name="P36">Em <text:span text:style-name="T2">“Field Calculator”</text:span>, crie novo campo <text:span text:style-name="T2">DIV_AR</text:span> ou atualize existente. Certifique-se que a opção <text:span text:style-name="T2">“Only update […] selected features”</text:span> está MARCADA.</text:p>
            </text:list-item>
            <text:list-item>
              <text:p text:style-name="P38">Escreva ‘<text:span text:style-name="T87">SIM</text:span><text:span text:style-name="T2">’</text:span> no quadro <text:span text:style-name="T2">“Expression”</text:span> da janela. <text:span text:style-name="T84">Atente para as aspas simples.</text:span></text:p>
            </text:list-item>
            <text:list-item>
              <text:p text:style-name="P38">Clique em <text:span text:style-name="T2">“OK”</text:span>. As feições selecionadas serão atualizadas. Não desfaça ainda a seleção.</text:p>
            </text:list-item>
            <text:list-item>
              <text:p text:style-name="P38">Selecione a ferramenta <text:span text:style-name="T2">“Invert Selection”</text:span> disponível na barra de ferramentas ou na tabela de atributos. A seleção será alternada para as feições não selecionadas no procedimento espacial em 6.6.</text:p>
            </text:list-item>
            <text:list-item>
              <text:p text:style-name="P37">Em <text:span text:style-name="T2">“Field Calculator”</text:span>, <text:span text:style-name="T83">atualize o</text:span> campo <text:span text:style-name="T2">DIV_AR</text:span>. Certifique-se que a opção <text:span text:style-name="T2">“Only update […] selected features”</text:span> está MARCADA.</text:p>
            </text:list-item>
            <text:list-item>
              <text:p text:style-name="P39">Escreva ‘<text:span text:style-name="T87">NÃO</text:span><text:span text:style-name="T2">’</text:span> no quadro <text:span text:style-name="T2">“Expression”</text:span> da janela. <text:span text:style-name="T84">Atente para as aspas simples.</text:span></text:p>
            </text:list-item>
            <text:list-item>
              <text:p text:style-name="P38"><text:soft-page-break/>Clique em <text:span text:style-name="T2">“OK”</text:span>. As feições selecionadas serão atualizadas com o valor definido.</text:p>
            </text:list-item>
          </text:list>
        </text:list-item>
        <text:list-item>
          <text:p text:style-name="P40">Para a construção do geocódigo da Área de Risco, composto por 12 dígitos, serão utilizados o geocódigo do município, a tipologia do risco, e um número sequencial com 4 dígitos. <text:span text:style-name="T101">As sequências numéricas são separadas por município e tipologia. </text:span></text:p>
          <text:list>
            <text:list-item>
              <text:p text:style-name="P41"><text:span text:style-name="T102">A</text:span>bra a <text:span text:style-name="T2">“Toolbox”</text:span> e selecione a ferramenta <text:span text:style-name="T2">“Vector table → Add autoincremental field”</text:span></text:p>
              <text:list>
                <text:list-item>
                  <text:p text:style-name="P42">Em <text:span text:style-name="T2">“Input layer”</text:span>, selecione a camada de áreas de risco que está sendo editada.</text:p>
                </text:list-item>
                <text:list-item>
                  <text:p text:style-name="P42">Em <text:span text:style-name="T2">“Field name”</text:span> coloque <text:span text:style-name="T2">“sequencia”</text:span> para evitar confusão.</text:p>
                </text:list-item>
                <text:list-item>
                  <text:p text:style-name="P42">Em <text:span text:style-name="T2">“Start values at [optional]”</text:span> insira o número 1. Deixe o <text:span text:style-name="T2">“Modulus value”</text:span> com 0 ou vazio (<text:span text:style-name="T2">“not set”</text:span>).</text:p>
                </text:list-item>
                <text:list-item>
                  <text:p text:style-name="P42">Em <text:span text:style-name="T2">“Group values by”</text:span> clique na caixinha à direita com 3 pontos e selecione na janela com a lista de campos as colunas <text:span text:style-name="T2">GEO_MUN</text:span> e <text:span text:style-name="T2">tipo_norm</text:span>.</text:p>
                </text:list-item>
                <text:list-item>
                  <text:p text:style-name="P42">Deixe o quadro <text:span text:style-name="T2">“Incremented”</text:span> vazio para manter a opção de salvar o resultado na memória volátil do computador. Mantenha marcado a opção <text:span text:style-name="T2">“Open output file after running algorithm”</text:span>.</text:p>
                </text:list-item>
                <text:list-item>
                  <text:p text:style-name="P43">Clique em <text:span text:style-name="T2">“Run”</text:span> para efetuar a operação. O resultado será aberto no QGIS.</text:p>
                </text:list-item>
              </text:list>
            </text:list-item>
            <text:list-item>
              <text:p text:style-name="P40"><text:span text:style-name="T102">Após gerar os códigos sequenciais, a</text:span>bra <text:span text:style-name="T102">o</text:span> <text:span text:style-name="T2">“Field Calculator”</text:span> pela barra de ferramentas, com a camada de áreas de risco selecionada, ou pela tabela de atributos da mesma. Crie ou atualize o campo <text:span text:style-name="T2">GEO_AR</text:span>, conforme caracterizado no manual da BATER, utilizando a seguinte expressão:</text:p>
            </text:list-item>
          </text:list>
          <text:p text:style-name="P61">concat(</text:p>
          <text:p text:style-name="P61"><text:s/>"GEO_MUN" ,</text:p>
          <text:p text:style-name="P61"><text:s/>CASE </text:p>
          <text:p text:style-name="P61"><text:s/>WHEN <text:s/>"tipo_norm" = <text:s/>'hidrologico' THEN '1'</text:p>
          <text:p text:style-name="P61"><text:s/>WHEN <text:s/>"tipo_norm" = <text:s/>'misto' THEN '2'</text:p>
          <text:p text:style-name="P61"><text:s/>WHEN <text:s/>"tipo_norm" = <text:s/>'geologico' <text:s/>THEN '3'</text:p>
          <text:p text:style-name="P61"><text:s/>ELSE 'X'</text:p>
          <text:p text:style-name="P61"><text:s/>END,</text:p>
          <text:p text:style-name="P61"><text:s/>lpad( <text:s/>"sequencia" , 4, '0' )</text:p>
          <text:p text:style-name="P61"><text:s/>)</text:p>
        </text:list-item>
      </text:list>
      <text:p text:style-name="P10"><text:soft-page-break/></text:p>
      <text:list xml:id="list204503329160589" text:continue-numbering="true" text:style-name="L1">
        <text:list-item>
          <text:p text:style-name="P44"><text:span text:style-name="T103">F</text:span>eche o modo de edição salvando as alterações. <text:span text:style-name="T103">Abra o </text:span><text:span text:style-name="T19">“Toolbox”</text:span><text:span text:style-name="T103"> </text:span>e <text:span text:style-name="T103">utilize a ferramenta </text:span><text:span text:style-name="T19">“Vector table → Refactor fields”</text:span><text:span text:style-name="T103"> para limpar e reordenar as colunas da camada de áreas de risco.</text:span></text:p>
          <text:list>
            <text:list-item>
              <text:p text:style-name="P46">Na janela da ferramenta, selecione a camada de áreas de risco na opção <text:span text:style-name="T2">“Input layer”.</text:span></text:p>
            </text:list-item>
            <text:list-item>
              <text:p text:style-name="P46">Em <text:span text:style-name="T2">“Fields mapping”</text:span>, suba as colunas produzidas na consolidação utilizando as setas dispostas na lateral direita desse quadro, para deixar na ordem especificada no manual.</text:p>
            </text:list-item>
            <text:list-item>
              <text:p text:style-name="P46">Elimine as colunas que sabidamente não acarretarão perda de dados, inclusive as criadas temporariamente durante a execução do <text:span text:style-name="T2">script</text:span> de verificação das áreas de risco e durante os procedimentos destas instruções. Para isso, utilize a ferramenta <text:span text:style-name="T2">“Delete selected field”</text:span> na lateral direita do quadro.</text:p>
            </text:list-item>
            <text:list-item>
              <text:p text:style-name="P46">Em <text:span text:style-name="T2">“Refactored”</text:span>, insira o endereço definitivo do arquivo de áreas de risco consolidado clicando nos 3 pontos e selecionando a opção <text:span text:style-name="T2">“Save to file”</text:span>. Salve em formato espacial, com<text:span text:style-name="T104">o</text:span><text:span text:style-name="T2"> Geopackage</text:span> e<text:span text:style-name="T2"> Shapefile</text:span>.<text:span text:style-name="T2"> </text:span>Mantenha a opção <text:span text:style-name="T2">“Open output file after running algorithm”</text:span> para inspecionar o arquivo produzido, </text:p>
            </text:list-item>
          </text:list>
        </text:list-item>
        <text:list-item>
          <text:p text:style-name="P45">Após salvo, o arquivo de Áreas de Risco está finalizado. Utilize-o na consolidação da camada de BATER.</text:p>
          <text:list>
            <text:list-header>
              <text:p text:style-name="P72"/>
            </text:list-header>
          </text:list>
        </text:list-item>
      </text:list>
      <text:p text:style-name="P15"><text:span text:style-name="T67">C</text:span><text:span text:style-name="T68">onsolidação da </text:span><text:span text:style-name="T69">camada de BATER</text:span></text:p>
      <text:p text:style-name="P13"/>
      <text:list xml:id="list204501513883377" text:continue-list="list204503329160589" text:style-name="L1">
        <text:list-item text:start-value="1">
          <text:p text:style-name="P25"><text:span text:style-name="T33">Carregue as </text:span><text:span text:style-name="T41">camadas de BATER</text:span><text:span text:style-name="T33"> produzidas de </text:span><text:span text:style-name="T41">todos os municípios</text:span><text:span text:style-name="T33"> em um </text:span><text:span text:style-name="T45">projeto</text:span><text:span text:style-name="T33"> do QGIS. </text:span></text:p>
          <text:list>
            <text:list-item>
              <text:p text:style-name="P25"><text:span text:style-name="T33">Para facilitar a seleção, pode-se inserir na busca do Explorador de arquivos do </text:span><text:span text:style-name="T7">Windows </text:span><text:span text:style-name="T33">o padrão do nome dos arquivos, ex. </text:span><text:span text:style-name="T7">“_</text:span><text:span text:style-name="T11">bater_rev</text:span><text:span text:style-name="T7">.</text:span><text:span text:style-name="T11">shp</text:span><text:span text:style-name="T7">”</text:span><text:span text:style-name="T33">, </text:span><text:span text:style-name="T35">na raiz do diretório dos kits</text:span><text:span text:style-name="T33">. Com isso, será apresentada a lista de todos os arquivos produzidos </text:span><text:span text:style-name="T42">contendo esse padrão no nome</text:span><text:span text:style-name="T33"> </text:span><text:span text:style-name="T35">nas subpastas deste diretório</text:span><text:span text:style-name="T33">. </text:span></text:p>
            </text:list-item>
            <text:list-item>
              <text:p text:style-name="P25"><text:span text:style-name="T33">Seleciona-</text:span><text:span text:style-name="T36">se</text:span><text:span text:style-name="T33"> tudo, verifica</text:span><text:span text:style-name="T36">ndo</text:span><text:span text:style-name="T33"> o número de arquivos total para ter certeza que não faltou nenhum. </text:span><text:span text:style-name="T42">Esse número deve ser igual à quantidade de municípios mapeados</text:span><text:span text:style-name="T33">. </text:span><text:span text:style-name="T34">Para incluir os arquivos no QGIS, arraste-os para a janela principal ou para a lista de camadas.</text:span></text:p>
            </text:list-item>
          </text:list>
        </text:list-item>
        <text:list-item>
          <text:p text:style-name="P66"><text:span text:style-name="T38">Una as camadas em um único arquivo. Para isso, a</text:span><text:span text:style-name="T25">cesse no menu </text:span><text:span text:style-name="T2">“Vector → Data Management Tools→ Merge Vector Layers…”</text:span><text:span text:style-name="T25">.</text:span></text:p>
          <text:list>
            <text:list-item>
              <text:p text:style-name="P68"><text:span text:style-name="T25">Em </text:span><text:span text:style-name="T2">“Input Layers”</text:span><text:span text:style-name="T25"> na caixa de diálogo da ferramenta, selecione todas as camadas </text:span><text:span text:style-name="T43">BATER</text:span><text:span text:style-name="T25"> que serão unidas em um único arquivo.</text:span></text:p>
            </text:list-item>
            <text:list-item>
              <text:p text:style-name="P68"><text:span text:style-name="T43">No</text:span><text:span text:style-name="T25"> campo </text:span><text:span text:style-name="T2">“Destination CRS”</text:span><text:span text:style-name="T25">, </text:span><text:span text:style-name="T43">selecione o valor que apresente o </text:span><text:span text:style-name="T12">CRS “EPSG: <text:s/>4674 – SIRGAS 2000”</text:span><text:span text:style-name="T43">.</text:span></text:p>
            </text:list-item>
            <text:list-item>
              <text:p text:style-name="P70"><text:span text:style-name="T25">No campo </text:span><text:span text:style-name="T2">“Merged”</text:span><text:span text:style-name="T25">, insira o endereço do arquivo de saída. Salve no formato </text:span><text:span text:style-name="T43">de preferência, que suporte feições espacias, p. e</text:span><text:span text:style-name="T44">x</text:span><text:span text:style-name="T43">.</text:span><text:span text:style-name="T12"> Geopackage</text:span><text:span text:style-name="T43"> ou</text:span><text:span text:style-name="T12"> Shapefile</text:span><text:span text:style-name="T43">.</text:span><text:span text:style-name="T2"> </text:span><text:span text:style-name="T38">Ative a opção </text:span><text:span text:style-name="T9">“Open output file after running algorithm”</text:span><text:span text:style-name="T38">.</text:span></text:p>
            </text:list-item>
            <text:list-item>
              <text:p text:style-name="P73"><text:span text:style-name="T37">A</text:span><text:span text:style-name="T25">perte o botão </text:span><text:span text:style-name="T2">“Run”</text:span><text:span text:style-name="T25"> no canto inferior direito da janela. O arquivo unificado será salvo no endereço selecionado e carregado como camada do projeto do QGIS.</text:span></text:p>
            </text:list-item>
          </text:list>
        </text:list-item>
        <text:list-item>
          <text:p text:style-name="P84"><text:span text:style-name="T52">Para calcular </text:span><text:span text:style-name="T25">o </text:span><text:span text:style-name="T52">número de áreas de risco por feição de BATER,</text:span><text:span text:style-name="T25"> </text:span><text:span text:style-name="T52">primeiramente carregue a camada de Áreas de Risco finalizada no projeto do QGIS. Com a camada de BATER selecionada, abra o </text:span><text:span text:style-name="T20">“Field Calculator”</text:span><text:span text:style-name="T52"> e crie ou atualize a coluna </text:span><text:span text:style-name="T2">“NUM”</text:span><text:span text:style-name="T25"> </text:span><text:span text:style-name="T52">conforme especificado no manual com a seguinte expressão, substituindo </text:span><text:span text:style-name="T20">‘AREAS DE RISCO’</text:span><text:span text:style-name="T52"> pelo nome da camada de Áreas de Risco:</text:span></text:p>
          <text:p text:style-name="P62">aggregate ('AREAS_DE_RISCO', 'count', @row_number, within (@geometry, geometry (@parent)))</text:p>
        </text:list-item>
      </text:list>
      <text:p text:style-name="P5"><text:soft-page-break/></text:p>
      <text:list xml:id="list204501812202269" text:continue-numbering="true" text:style-name="L1">
        <text:list-item>
          <text:p text:style-name="P85"><text:span text:style-name="T52">P</text:span><text:span text:style-name="T25">ara preencher a coluna com o nome dos municípios, carregue a base de municípios do ano de referência no projeto do QGIS.</text:span></text:p>
          <text:list>
            <text:list-item>
              <text:p text:style-name="P81"><text:span text:style-name="T25">Clique com o botão direito na camada de </text:span><text:span text:style-name="T53">BATER</text:span><text:span text:style-name="T25"> e selecione a opção </text:span><text:span text:style-name="T2">“Properties”.</text:span></text:p>
            </text:list-item>
            <text:list-item>
              <text:p text:style-name="P81"><text:span text:style-name="T25">Vá no item </text:span><text:span text:style-name="T2">“Joins”</text:span><text:span text:style-name="T25"> na aba da esquerda da janela.</text:span></text:p>
            </text:list-item>
            <text:list-item>
              <text:p text:style-name="P81"><text:span text:style-name="T25">Clique no </text:span><text:span text:style-name="T2">“+” </text:span><text:span text:style-name="T25">(</text:span><text:span text:style-name="T2">“Add Joins”</text:span><text:span text:style-name="T25">), abrirá a janela </text:span><text:span text:style-name="T2">“Add Vector Join”.</text:span></text:p>
              <text:list>
                <text:list-item>
                  <text:p text:style-name="P81"><text:span text:style-name="T25">Em </text:span><text:span text:style-name="T2">“Join layer”</text:span><text:span text:style-name="T25"> selecione a camada de municípios.</text:span></text:p>
                </text:list-item>
                <text:list-item>
                  <text:p text:style-name="P81"><text:span text:style-name="T25">Em </text:span><text:span text:style-name="T2">“Join field”</text:span><text:span text:style-name="T25"> selecione a coluna com os geocódigos na camada de municípios.</text:span></text:p>
                </text:list-item>
                <text:list-item>
                  <text:p text:style-name="P81"><text:span text:style-name="T25">Em </text:span><text:span text:style-name="T2">“Target field”</text:span><text:span text:style-name="T25">, selecione a coluna </text:span><text:span text:style-name="T2">GEO_MUN.</text:span></text:p>
                </text:list-item>
                <text:list-item>
                  <text:p text:style-name="P35">Marque a opção <text:span text:style-name="T2">“Joined fields”</text:span> e selecione apenas a coluna da camada de <text:span text:style-name="T80">municípios com os nomes.</text:span></text:p>
                </text:list-item>
                <text:list-item>
                  <text:p text:style-name="P50">Dê <text:span text:style-name="T2">“OK”</text:span>. A coluna com o nome dos municípios oriundas da camada dos municípios estará disponível na tabela de atributos. </text:p>
                </text:list-item>
                <text:list-item>
                  <text:p text:style-name="P51">Para torná-la permanente, utilize o <text:span text:style-name="T2">“Field Calculator”</text:span> e crie ou atualize o campo <text:span text:style-name="T21">MUNICIPIO</text:span>, utilizando <text:span text:style-name="T85">o </text:span><text:span text:style-name="T82">nome d</text:span>o campo obtido da camada de municípios – <text:span text:style-name="T97">representado com</text:span><text:span text:style-name="T98">o</text:span><text:span text:style-name="T97"> </text:span><text:span text:style-name="T18">NM_MUNICIP</text:span><text:span text:style-name="T97"> </text:span>–<text:span text:style-name="T97"> </text:span><text:span text:style-name="T95">na seguinte expressão:</text:span></text:p>
                </text:list-item>
              </text:list>
            </text:list-item>
          </text:list>
          <text:p text:style-name="P63"><text:span text:style-name="T97">title</text:span>( "<text:span text:style-name="T97">NM_MUNICIP</text:span>" )</text:p>
          <text:p text:style-name="P63"/>
          <text:list>
            <text:list-item>
              <text:list>
                <text:list-header>
                  <text:p text:style-name="P50"><text:span text:style-name="T95">Obs.: Por enquanto, o nome será mantido com a mesma grafia utilizada na base de municípios do IBGE, alterando apenas com utilização de letra maiúscula somente na primeira letra das palavras – sem desconsiderar que a solução adotada acarreta o uso de letras maiúsculas também nos conectivos, como </text:span><text:span text:style-name="T17">“De”</text:span><text:span text:style-name="T95">. Para resolver esse problema e também remover a acentuação, </text:span><text:span text:style-name="T96">mantendo conforme o manual, </text:span><text:span text:style-name="T95">será necessário utilizar o </text:span><text:span text:style-name="T17">“Function Editor”</text:span><text:span text:style-name="T95"> do </text:span><text:span text:style-name="T17">“Field Calculator”</text:span><text:span text:style-name="T95"> e implementar a lógica em </text:span><text:span text:style-name="T17">Python</text:span><text:span text:style-name="T95">, podendo utilizar a biblioteca </text:span><text:span text:style-name="T17">unicode</text:span><text:span text:style-name="T95">, instalável rodando o comando </text:span><text:span text:style-name="T17">“pip install unicode”</text:span><text:span text:style-name="T95"> no </text:span><text:span text:style-name="T17">shell</text:span><text:span text:style-name="T95"> do </text:span><text:span text:style-name="T17">OSG4W.</text:span><text:span text:style-name="T95"> </text:span><text:span text:style-name="T99">Ou </text:span><text:span text:style-name="T100">pode-se </text:span><text:span text:style-name="T99">questionar a utilização dos nomes de municípios sem acentuação, uma vez que essa estratégia </text:span><text:soft-page-break/><text:span text:style-name="T99">havia sido adotada para evitar problemas de codificação que já não são tão frequentes.</text:span></text:p>
                </text:list-header>
              </text:list>
            </text:list-item>
          </text:list>
        </text:list-item>
        <text:list-item>
          <text:p text:style-name="P86"><text:span text:style-name="T52">P</text:span><text:span text:style-name="T25">ara finalizar o arquivo, salve a edição e finalize-a. Não é necessário salvar o arquivo.</text:span></text:p>
          <text:p text:style-name="P87"><text:span text:style-name="T25">Observação: O campo </text:span><text:span text:style-name="T2">AGSN</text:span><text:span text:style-name="T25"> da BATER não está contemplado nesses procedimentos. Para seguir fielmente a metodologia da publicação, ele deve ser preenchido no momento de delimitação da feição de BATER, sobrepondo com uma camada com os setores censitários de aglomerados subnormais. Sugere-se, porém, além da alteração da nomenclatura para o termo oficial atualizado – Favelas e Comunidades Urbanas – a definição de cruzamentos das variáveis utilizadas </text:span><text:span text:style-name="T55">na caracterização da BATER</text:span><text:span text:style-name="T25"> com a condição d</text:span><text:span text:style-name="T55">o</text:span><text:span text:style-name="T25"> domicílio em Favelas e Comunidades Urbanas, permitindo um melhor detalhamento do fenômeno face a sua importância, </text:span><text:span text:style-name="T54">em especial na temática d</text:span><text:span text:style-name="T25">o risco de desastres.</text:span></text:p>
        </text:list-item>
      </text:list>
      <text:p text:style-name="P18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family-generic="modern" style:font-pitch="fixed"/>
    <style:font-face style:name="apple-system" svg:font-family="apple-system, BlinkMacSystemFont, 'Segoe UI', system-ui, 'Apple Color Emoji', 'Segoe UI Emoji', 'Segoe UI Web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1:50:30.127000000</meta:creation-date>
    <dc:date>2024-03-04T20:45:00.748000000</dc:date>
    <meta:editing-duration>P2DT2H20M29S</meta:editing-duration>
    <meta:editing-cycles>123</meta:editing-cycles>
    <meta:generator>LibreOffice/7.5.1.2$Windows_X86_64 LibreOffice_project/fcbaee479e84c6cd81291587d2ee68cba099e129</meta:generator>
    <meta:document-statistic meta:table-count="0" meta:image-count="0" meta:object-count="0" meta:page-count="13" meta:paragraph-count="144" meta:word-count="3222" meta:character-count="20188" meta:non-whitespace-character-count="16944"/>
  </office:meta>
</office:document-meta>
</file>